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17.79">
            <text:p>17.7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9.6512276110653">
            <text:p>19.6512</text:p>
          </table:table-cell>
          <table:table-cell table:style-name="ce3" office:value-type="float" office:value="18.77">
            <text:p>18.7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20.7337572939683">
            <text:p>20.733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17.79">
            <text:p>17.7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9.4566610010548">
            <text:p>19.4567</text:p>
          </table:table-cell>
          <table:table-cell table:style-name="ce4" table:formula="of:=[.Y2]" office:value-type="float" office:value="18.77">
            <text:p>18.7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20.5284725682855">
            <text:p>20.528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17.79">
            <text:p>17.7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9.2640207931235">
            <text:p>19.2640</text:p>
          </table:table-cell>
          <table:table-cell table:style-name="ce4" table:formula="of:=[.Y3]" office:value-type="float" office:value="18.77">
            <text:p>18.7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20.3252203646391">
            <text:p>20.3252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17.79">
            <text:p>17.7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9.0732879139837">
            <text:p>19.0733</text:p>
          </table:table-cell>
          <table:table-cell table:style-name="ce4" table:formula="of:=[.Y4]" office:value-type="float" office:value="18.77">
            <text:p>18.7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20.1239805590486">
            <text:p>20.124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17.79">
            <text:p>17.7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8.8844434791918">
            <text:p>18.8844</text:p>
          </table:table-cell>
          <table:table-cell table:style-name="ce4" table:formula="of:=[.Y5]" office:value-type="float" office:value="18.77">
            <text:p>18.7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9.9247332267808">
            <text:p>19.9247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17.79">
            <text:p>17.7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8.697468791279">
            <text:p>18.6975</text:p>
          </table:table-cell>
          <table:table-cell table:style-name="ce4" table:formula="of:=[.Y6]" office:value-type="float" office:value="18.77">
            <text:p>18.7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9.727458640377">
            <text:p>19.7275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17.79">
            <text:p>17.7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8.5123453379">
            <text:p>18.5123</text:p>
          </table:table-cell>
          <table:table-cell table:style-name="ce4" table:formula="of:=[.Y7]" office:value-type="float" office:value="18.77">
            <text:p>18.7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9.5321372677">
            <text:p>19.532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17.79">
            <text:p>17.7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8.32905479">
            <text:p>18.3291</text:p>
          </table:table-cell>
          <table:table-cell table:style-name="ce4" table:formula="of:=[.Y8]" office:value-type="float" office:value="18.77">
            <text:p>18.7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9.33874977">
            <text:p>19.338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17.79">
            <text:p>17.7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8.147579">
            <text:p>18.1476</text:p>
          </table:table-cell>
          <table:table-cell table:style-name="ce4" table:formula="of:=[.Y9]" office:value-type="float" office:value="18.77">
            <text:p>18.7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9.147277">
            <text:p>19.1473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17.79">
            <text:p>17.7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7.9679">
            <text:p>17.9679</text:p>
          </table:table-cell>
          <table:table-cell table:style-name="ce4" table:formula="of:=[.Y10]" office:value-type="float" office:value="18.77">
            <text:p>18.7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9577">
            <text:p>18.957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17.79">
            <text:p>17.7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7.79">
            <text:p>17.7900</text:p>
          </table:table-cell>
          <table:table-cell table:style-name="ce4" table:formula="of:=[.Y11]" office:value-type="float" office:value="18.77">
            <text:p>18.7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8.77">
            <text:p>18.7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17.79">
            <text:p>17.7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7.6138613861386">
            <text:p>17.6139</text:p>
          </table:table-cell>
          <table:table-cell table:style-name="ce4" table:formula="of:=[.Y12]" office:value-type="float" office:value="18.77">
            <text:p>18.7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8.5841584158416">
            <text:p>18.5842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17.79">
            <text:p>17.7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7.4394667189491">
            <text:p>17.4395</text:p>
          </table:table-cell>
          <table:table-cell table:style-name="ce4" table:formula="of:=[.Y13]" office:value-type="float" office:value="18.77">
            <text:p>18.7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8.4001568473679">
            <text:p>18.4002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17.79">
            <text:p>17.7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7.2667987316328">
            <text:p>17.2668</text:p>
          </table:table-cell>
          <table:table-cell table:style-name="ce4" table:formula="of:=[.Y14]" office:value-type="float" office:value="18.77">
            <text:p>18.7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8.2179770766019">
            <text:p>18.21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17.79">
            <text:p>17.7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7.0958403283493">
            <text:p>17.0958</text:p>
          </table:table-cell>
          <table:table-cell table:style-name="ce4" table:formula="of:=[.Y15]" office:value-type="float" office:value="18.77">
            <text:p>18.7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8.0376010659425">
            <text:p>18.0376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17.79">
            <text:p>17.7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6.9265745825241">
            <text:p>16.9266</text:p>
          </table:table-cell>
          <table:table-cell table:style-name="ce4" table:formula="of:=[.Y16]" office:value-type="float" office:value="18.77">
            <text:p>18.7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8590109563787">
            <text:p>17.859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17.79">
            <text:p>17.7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6.7589847351723">
            <text:p>16.7590</text:p>
          </table:table-cell>
          <table:table-cell table:style-name="ce4" table:formula="of:=[.Y17]" office:value-type="float" office:value="18.77">
            <text:p>18.7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7.6821890657215">
            <text:p>17.682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17.79">
            <text:p>17.7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6.5930541932399">
            <text:p>16.5931</text:p>
          </table:table-cell>
          <table:table-cell table:style-name="ce4" table:formula="of:=[.Y18]" office:value-type="float" office:value="18.77">
            <text:p>18.7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7.5071178868529">
            <text:p>17.5071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17.79">
            <text:p>17.7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6.4287665279603">
            <text:p>16.4288</text:p>
          </table:table-cell>
          <table:table-cell table:style-name="ce4" table:formula="of:=[.Y19]" office:value-type="float" office:value="18.77">
            <text:p>18.7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7.333780085993">
            <text:p>17.3338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17.79">
            <text:p>17.7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6.2661054732281">
            <text:p>16.2661</text:p>
          </table:table-cell>
          <table:table-cell table:style-name="ce4" table:formula="of:=[.Y20]" office:value-type="float" office:value="18.77">
            <text:p>18.7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7.1621585009832">
            <text:p>17.1622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17.79">
            <text:p>17.7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6.1050549239882">
            <text:p>16.1051</text:p>
          </table:table-cell>
          <table:table-cell table:style-name="ce4" table:formula="of:=[.Y21]" office:value-type="float" office:value="18.77">
            <text:p>18.7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9922361395873">
            <text:p>16.992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8.83">
            <text:p>18.83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20.800034621493">
            <text:p>20.8000</text:p>
          </table:table-cell>
          <table:table-cell table:style-name="ce3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3717678046055">
            <text:p>1.237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8.83">
            <text:p>18.83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20.5940936846465">
            <text:p>20.5941</text:p>
          </table:table-cell>
          <table:table-cell table:style-name="ce4" table:formula="of:=[.Y25]" office:value-type="float" office:value="1.12">
            <text:p>1.12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2492750540648">
            <text:p>1.224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8.83">
            <text:p>18.83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20.3901917669768">
            <text:p>20.3902</text:p>
          </table:table-cell>
          <table:table-cell table:style-name="ce4" table:formula="of:=[.Y26]" office:value-type="float" office:value="1.12">
            <text:p>1.12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1279951030345">
            <text:p>1.212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8.83">
            <text:p>18.83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20.188308680175">
            <text:p>20.1883</text:p>
          </table:table-cell>
          <table:table-cell table:style-name="ce4" table:formula="of:=[.Y27]" office:value-type="float" office:value="1.12">
            <text:p>1.12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0079159435985">
            <text:p>1.200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8.83">
            <text:p>18.83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9.9884244358168">
            <text:p>19.9884</text:p>
          </table:table-cell>
          <table:table-cell table:style-name="ce4" table:formula="of:=[.Y28]" office:value-type="float" office:value="1.12">
            <text:p>1.12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8890256867312">
            <text:p>1.188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8.83">
            <text:p>18.83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9.790519243383">
            <text:p>19.7905</text:p>
          </table:table-cell>
          <table:table-cell table:style-name="ce4" table:formula="of:=[.Y29]" office:value-type="float" office:value="1.12">
            <text:p>1.12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77131256112">
            <text:p>1.1771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8.83">
            <text:p>18.83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9.5945735083">
            <text:p>19.5946</text:p>
          </table:table-cell>
          <table:table-cell table:style-name="ce4" table:formula="of:=[.Y30]" office:value-type="float" office:value="1.12">
            <text:p>1.12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654764912">
            <text:p>1.1655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8.83">
            <text:p>18.83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9.40056783">
            <text:p>19.4006</text:p>
          </table:table-cell>
          <table:table-cell table:style-name="ce4" table:formula="of:=[.Y31]" office:value-type="float" office:value="1.12">
            <text:p>1.12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5393712">
            <text:p>1.1539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8.83">
            <text:p>18.83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9.208483">
            <text:p>19.2085</text:p>
          </table:table-cell>
          <table:table-cell table:style-name="ce4" table:formula="of:=[.Y32]" office:value-type="float" office:value="1.12">
            <text:p>1.12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42512">
            <text:p>1.142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8.83">
            <text:p>18.83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9.0183">
            <text:p>19.0183</text:p>
          </table:table-cell>
          <table:table-cell table:style-name="ce4" table:formula="of:=[.Y33]" office:value-type="float" office:value="1.12">
            <text:p>1.12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312">
            <text:p>1.131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8.83">
            <text:p>18.83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8.83">
            <text:p>18.8300</text:p>
          </table:table-cell>
          <table:table-cell table:style-name="ce4" table:formula="of:=[.Y34]" office:value-type="float" office:value="1.12">
            <text:p>1.12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2">
            <text:p>1.12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8.83">
            <text:p>18.83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8.6435643564356">
            <text:p>18.6436</text:p>
          </table:table-cell>
          <table:table-cell table:style-name="ce4" table:formula="of:=[.Y35]" office:value-type="float" office:value="1.12">
            <text:p>1.12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0891089108911">
            <text:p>1.108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8.83">
            <text:p>18.83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8.4589746103323">
            <text:p>18.4590</text:p>
          </table:table-cell>
          <table:table-cell table:style-name="ce4" table:formula="of:=[.Y36]" office:value-type="float" office:value="1.12">
            <text:p>1.12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9793157533575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8.83">
            <text:p>18.83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8.2762124854775">
            <text:p>18.2762</text:p>
          </table:table-cell>
          <table:table-cell table:style-name="ce4" table:formula="of:=[.Y37]" office:value-type="float" office:value="1.12">
            <text:p>1.12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8706096567896">
            <text:p>1.087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8.83">
            <text:p>18.83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8.0952598866114">
            <text:p>18.0953</text:p>
          </table:table-cell>
          <table:table-cell table:style-name="ce4" table:formula="of:=[.Y38]" office:value-type="float" office:value="1.12">
            <text:p>1.12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7629798582075">
            <text:p>1.076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8.83">
            <text:p>18.83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7.9160988976351">
            <text:p>17.9161</text:p>
          </table:table-cell>
          <table:table-cell table:style-name="ce4" table:formula="of:=[.Y39]" office:value-type="float" office:value="1.12">
            <text:p>1.12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6564157011956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8.83">
            <text:p>18.83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7.7387117798367">
            <text:p>17.7387</text:p>
          </table:table-cell>
          <table:table-cell table:style-name="ce4" table:formula="of:=[.Y40]" office:value-type="float" office:value="1.12">
            <text:p>1.12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5509066348471">
            <text:p>1.0551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8.83">
            <text:p>18.83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7.5630809701354">
            <text:p>17.5631</text:p>
          </table:table-cell>
          <table:table-cell table:style-name="ce4" table:formula="of:=[.Y41]" office:value-type="float" office:value="1.12">
            <text:p>1.12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4464422127199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8.83">
            <text:p>18.83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7.3891890793419">
            <text:p>17.3892</text:p>
          </table:table-cell>
          <table:table-cell table:style-name="ce4" table:formula="of:=[.Y42]" office:value-type="float" office:value="1.12">
            <text:p>1.12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3430120918019">
            <text:p>1.0343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8.83">
            <text:p>18.83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7.2170188904376">
            <text:p>17.2170</text:p>
          </table:table-cell>
          <table:table-cell table:style-name="ce4" table:formula="of:=[.Y43]" office:value-type="float" office:value="1.12">
            <text:p>1.12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240606031487">
            <text:p>1.024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8.83">
            <text:p>18.83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7.0465533568689">
            <text:p>17.0466</text:p>
          </table:table-cell>
          <table:table-cell table:style-name="ce4" table:formula="of:=[.Y44]" office:value-type="float" office:value="1.12">
            <text:p>1.12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1392138925614">
            <text:p>1.013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66761">
            <text:p>1966761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71793">
            <text:p>771793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31249">
            <text:p>19312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2015／04／03</text:date>, <text:time>16:07:1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03T16:07:17.09</dc:date>
    <meta:editing-duration>P28DT19H15M49S</meta:editing-duration>
    <meta:editing-cycles>85</meta:editing-cycles>
    <meta:generator>OpenOffice/4.1.1$Win32 OpenOffice.org_project/411m6$Build-9775</meta:generator>
    <meta:document-statistic meta:table-count="6" meta:cell-count="3417" meta:object-count="0"/>
  </office:meta>
</office:document-meta>
</file>